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792d" officeooo:paragraph-rsid="0014792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rsid="0014792d" officeooo:paragraph-rsid="001479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l Outline</text:p>
      <text:p text:style-name="P1"/>
      <text:p text:style-name="P2">NOT WHAT YOU'VE GOT: It's a brainstorm of <text:span text:style-name="T1">what you need</text:span><text:span text:style-name="T2">.</text:span></text:p>
      <text:p text:style-name="P2"/>
      <text:p text:style-name="P2"><text:span text:style-name="T2">You have to have both sides of the story. Also, PRIMARY SOURCES. When using one primary source to prove multiple things, each time you use it for a different thing it counts as another primary sour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14:30.960230121</meta:creation-date>
    <dc:date>2014-10-15T10:47:58.011202353</dc:date>
    <meta:editing-duration>PT20H24M34S</meta:editing-duration>
    <meta:editing-cycles>1</meta:editing-cycles>
    <meta:document-statistic meta:table-count="0" meta:image-count="0" meta:object-count="0" meta:page-count="1" meta:paragraph-count="3" meta:word-count="49" meta:character-count="268" meta:non-whitespace-character-count="222"/>
    <meta:generator>LibreOffice/4.3.2.2.0$Linux_X86_64 LibreOffice_project/430m0$Build-2</meta:generator>
  </office:meta>
</office:document-meta>
</file>